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officeooo:paragraph-rsid="002113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bd3b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1133a"/>
    </style:style>
    <style:style style:name="T7" style:family="text">
      <style:text-properties officeooo:rsid="00219b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rystallWind</text:span>: I heard Silver Breezeswirl has left her post as the Keeper of the Wind. Sadly, she might not have completed her research on some artifacts.</text:p>
      <text:p text:style-name="Standard"><text:span text:style-name="T1">CrystallWind</text:span>: (<text:span text:style-name="T2">hopefully</text:span>) Go check her laboratory or wherever she used to conduct her research and collect all the artifacts you can find.</text:p>
      <text:p text:style-name="Standard"><text:span text:style-name="T1">Opple</text:span>: But what if...</text:p>
      <text:p text:style-name="Standard"><text:span text:style-name="T1">CrystallWind</text:span>: Don't worry! She never had any dangerous artifacts in her possession.</text:p>
      <text:p text:style-name="Standard"><text:span text:style-name="T1">Opple</text:span>: I got it!</text:p>
      <text:p text:style-name="Standard"><text:span text:style-name="T1">CrystallWind</text:span>: I like your spirit, but don't speed the wind! It requires careful attention. Silver Breezeswirl had a habit of hiding research objects, so be thorough in your search.</text:p>
      <text:p text:style-name="Standard"/>
      <text:p text:style-name="Standard"/>
      <text:p text:style-name="Standard"><text:span text:style-name="T1">Whispersong</text:span>: This is the last one! I can sense its power. I have high hopes that this artifact will be useful.</text:p>
      <text:p text:style-name="Standard"><text:span text:style-name="T1">Opple</text:span>: Useful? Useful for what exactly?</text:p>
      <text:p text:style-name="Standard"><text:span text:style-name="T1">Whispersong</text:span>: Never mind, just open it! Isn't it exciting to find artifact that she kept and valued?</text:p>
      <text:p text:style-name="P1">*Opple opens the black box.*</text:p>
      <text:p text:style-name="Standard"><text:span text:style-name="T1">Whispersong</text:span>: Just a piece of chalk?!</text:p>
      <text:p text:style-name="P1">*Opple takes it to inspect, but it suddenly disappears.*</text:p>
      <text:p text:style-name="Standard"><text:span text:style-name="T1">Opple</text:span>: Woaaaah~ ... Did it just vanish?</text:p>
      <text:p text:style-name="Standard"><text:span text:style-name="T1">Whispersong</text:span>: It didn't vanish; it's cursed and linked to you! But don't worry, this sometimes happens. And as I can sense now, it's just a<text:span text:style-name="T4">nother</text:span> worthless artifact.</text:p>
      <text:p text:style-name="Standard"/>
      <text:p text:style-name="Standard"/>
      <text:p text:style-name="Standard"><text:span text:style-name="T1">Opple</text:span>: I found all of them.</text:p>
      <text:p text:style-name="Standard"><text:span text:style-name="T1">CrystallWind</text:span>: All? I highly doubt it. She is very skilled at hiding them.</text:p>
      <text:p text:style-name="Standard"><text:span text:style-name="T1">Opple</text:span>: But the last one was cursed and linked to me as soon as I took it.</text:p>
      <text:p text:style-name="P1"><text:span text:style-name="T3">*CrystallWind</text:span> takes out one of his artifacts and aims it at Opple.*</text:p>
      <text:p text:style-name="Standard"><text:span text:style-name="T1">CrystallWind</text:span>: As far as I can tell, it's not dangerous, just a small and low-powered one.</text:p>
      <text:p text:style-name="Standard"><text:span text:style-name="T1">CrystallWind</text:span>: Just forget about it. Sometimes these things happen. One day, it will fully vanish from you without leaving any trace or harm.</text:p>
      <text:p text:style-name="Standard"><text:span text:style-name="T1">CrystallWind</text:span>: I'm surprised that you know about this kind of artifact<text:span text:style-name="T7">s</text:span>.</text:p>
      <text:p text:style-name="Standard"><text:span text:style-name="T1">Opple</text:span>: I read about it in one of Silver Breezeswirl's notes.</text:p>
      <text:p text:style-name="P2"><text:span text:style-name="T1">CrystallWind</text:span>: <text:span text:style-name="T5">It's not her habit to take notes </text:span><text:span text:style-name="T6">about</text:span><text:span text:style-name="T5"> artifacts.</text:span> Did you find any other notes and bring them?</text:p>
      <text:p text:style-name="Standard"><text:span text:style-name="T1">Opple</text:span>: No, there was only one about that cursed artifact, and I didn't take it.</text:p>
      <text:p text:style-name="Standard"><text:span text:style-name="T1">CrystallWind</text:span>: That's okay, forget about it. It's not crucia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2:51:08.732597816</meta:creation-date>
    <meta:generator>LibreOffice/24.2.7.2$Linux_X86_64 LibreOffice_project/420$Build-2</meta:generator>
    <dc:date>2025-05-14T19:26:24.734654439</dc:date>
    <meta:editing-duration>PT45M54S</meta:editing-duration>
    <meta:editing-cycles>9</meta:editing-cycles>
    <meta:document-statistic meta:table-count="0" meta:image-count="0" meta:object-count="0" meta:page-count="1" meta:paragraph-count="25" meta:word-count="347" meta:character-count="2010" meta:non-whitespace-character-count="1688"/>
  </office:meta>
</office:document-meta>
</file>